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8000003592FF317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9900" draw:marker-start-width="0.355cm" draw:marker-end-width="0.355cm" draw:textarea-horizontal-align="justify" draw:textarea-vertical-align="middle" draw:auto-grow-height="false" fo:min-height="0.629cm" fo:min-width="4.195cm" fo:padding-top="0.15cm" fo:padding-bottom="0.15cm" fo:padding-left="0.275cm" fo:padding-right="0.275cm" fo:wrap-option="no-wrap"/>
    </style:style>
    <style:style style:name="gr3" style:family="graphic" style:parent-style-name="standard">
      <style:graphic-properties svg:stroke-width="0.1cm" svg:stroke-color="#ff9900" draw:marker-start-width="0.355cm" draw:marker-end-width="0.355cm" draw:textarea-horizontal-align="justify" draw:textarea-vertical-align="middle" draw:auto-grow-height="false" fo:min-height="0.579cm" fo:min-width="4.145cm" fo:padding-top="0.15cm" fo:padding-bottom="0.15cm" fo:padding-left="0.275cm" fo:padding-right="0.275cm" fo:wrap-option="no-wrap"/>
    </style:style>
    <style:style style:name="gr4" style:family="graphic" style:parent-style-name="standard">
      <style:graphic-properties svg:stroke-width="0.1cm" svg:stroke-color="#ff9900" draw:marker-start-width="0.355cm" draw:marker-end-width="0.355cm" draw:textarea-horizontal-align="justify" draw:textarea-vertical-align="middle" draw:auto-grow-height="false" fo:min-height="0.579cm" fo:min-width="8.045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36.194cm" svg:height="22.674cm" svg:x="2.2cm" svg:y="5.5cm">
          <draw:image xlink:href="Pictures/1000020100000558000003592FF317EB.png" xlink:type="simple" xlink:show="embed" xlink:actuate="onLoad">
            <text:p/>
          </draw:image>
        </draw:frame>
        <draw:custom-shape draw:style-name="gr2" draw:text-style-name="P2" draw:layer="layout" svg:width="4.695cm" svg:height="0.879cm" svg:x="4.2cm" svg:y="4.821cm">
          <text:p text:style-name="P2">Navigační pole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4.695cm" svg:height="0.879cm" svg:x="10.105cm" svg:y="25.3cm">
          <text:p text:style-name="P2">Pole zobrazení</text:p>
          <draw:enhanced-geometry svg:viewBox="0 0 21600 21600" draw:mirror-horizontal="false" draw:type="line-callout-2" draw:modifiers="-12612.265758092 49164.5454545454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4.695cm" svg:height="0.879cm" svg:x="7.3cm" svg:y="10.421cm">
          <text:p text:style-name="P2">Horní graf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2" draw:layer="layout" svg:width="4.695cm" svg:height="0.879cm" svg:x="8.4cm" svg:y="17.3cm">
          <text:p text:style-name="P2">Dolní graf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5cm" svg:height="0.879cm" draw:transform="rotate (1.57184352434609) translate (0.705cm 10.3cm)">
          <text:p text:style-name="P3">Horní pravítko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5cm" svg:height="0.879cm" draw:transform="rotate (1.57184352434609) translate (0.721cm 19.8cm)">
          <text:p text:style-name="P3">Dolní pravítko</text:p>
          <draw:enhanced-geometry svg:viewBox="0 0 21600 21600" draw:mirror-horizont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4.695cm" svg:height="0.879cm" svg:x="15.299cm" svg:y="4.83cm">
          <text:p text:style-name="P2">Počet jader</text:p>
          <draw:enhanced-geometry svg:viewBox="0 0 21600 21600" draw:mirror-horizontal="false" draw:mirror-vertical="false" draw:type="line-callout-2" draw:modifiers="-7377.8534923339 46636.3636363636 -6115.76470588235 13449.0566037736 -1140.71550255537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2" draw:layer="layout" svg:width="8.595cm" svg:height="0.879cm" svg:x="20.705cm" svg:y="24.821cm">
          <text:p text:style-name="P2">Časové / kmitočtové pravítko</text:p>
          <draw:enhanced-geometry svg:viewBox="0 0 21600 21600" draw:mirror-horizontal="false" draw:type="line-callout-2" draw:modifiers="-4028.01302931596 46611.8181818182 -6115.76470588235 13449.0566037736 -623.173569101908 13622.727272727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denek </meta:initial-creator>
    <meta:creation-date>2017-05-13T20:35:07.191108747</meta:creation-date>
    <dc:date>2017-06-05T17:52:37.205827750</dc:date>
    <dc:creator>zdenek </dc:creator>
    <meta:editing-duration>PT10M57S</meta:editing-duration>
    <meta:editing-cycles>3</meta:editing-cycles>
    <meta:generator>LibreOffice/4.4.3.2$Linux_X86_64 LibreOffice_project/40m0$Build-2</meta:generator>
    <meta:document-statistic meta:object-count="9"/>
  </office:meta>
</office:document-meta>
</file>